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.576cm"/>
    </style:style>
    <style:style style:name="gr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8cm" svg:height="16.1cm" svg:x="1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3cm" svg:x2="9.3cm" svg:y2="19cm">
          <text:p/>
        </draw:line>
        <draw:line draw:style-name="gr2" draw:text-style-name="P1" draw:layer="layout" svg:x1="17.6cm" svg:y1="2.9cm" svg:x2="17.6cm" svg:y2="18.8cm">
          <text:p/>
        </draw:line>
        <draw:line draw:style-name="gr2" draw:text-style-name="P1" draw:layer="layout" svg:x1="1.6cm" svg:y1="8cm" svg:x2="27cm" svg:y2="8cm">
          <text:p/>
        </draw:line>
        <draw:frame draw:style-name="gr3" draw:layer="layout" svg:width="7cm" svg:height="2.85cm" svg:x="2.2cm" svg:y="5cm">
          <draw:text-box>
            <text:p>slate</text:p>
          </draw:text-box>
        </draw:frame>
        <draw:frame draw:style-name="gr4" draw:layer="layout" svg:width="4.6cm" svg:height="2.75cm" svg:x="3.8cm" svg:y="8.8cm">
          <draw:text-box>
            <text:p/>
            <text:p/>
          </draw:text-box>
        </draw:frame>
        <draw:custom-shape draw:style-name="gr5" draw:text-style-name="P1" draw:layer="layout" svg:width="0.001cm" svg:height="0.2cm" svg:x="5.1cm" svg:y="17.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7.61cm" svg:height="2.627cm" svg:x="18.89cm" svg:y="14.173cm">
          <draw:text-box>
            <text:p/>
            <text:p/>
            <text:p/>
          </draw:text-box>
        </draw:frame>
        <draw:line draw:style-name="gr2" draw:text-style-name="P1" draw:layer="layout" svg:x1="2cm" svg:y1="13.7cm" svg:x2="27.7cm" svg:y2="13.6cm">
          <text:p/>
        </draw:line>
        <draw:custom-shape draw:style-name="gr7" draw:text-style-name="P1" draw:layer="layout" svg:width="5cm" svg:height="2.3cm" svg:x="11cm" svg:y="4.2cm">
          <text:p text:style-name="P1">click to open</text:p>
          <text:p text:style-name="P1">program lis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4cm" svg:height="5.8cm" svg:x="9.2cm" svg:y="7.9cm">
          <text:p text:style-name="P1">locked slat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5cm" svg:height="4.8cm" svg:x="2.3cm" svg:y="8.5cm">
          <text:p text:style-name="P1">program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0" draw:text-style-name="P1" draw:layer="layout" svg:width="3.7cm" svg:height="3.1cm" svg:x="6.1cm" svg:y="4.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3.2cm" svg:x="9.8cm" svg:y="4.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cm" svg:height="2.9cm" svg:x="6.1cm" svg:y="7.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3cm" svg:x="9.7cm" svg:y="7.9cm">
          <text:p text:style-name="P1">2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2cm" svg:y1="5.1cm" svg:x2="12.7cm" svg:y2="10.7cm">
          <text:p/>
        </draw:line>
        <draw:custom-shape draw:style-name="gr12" draw:text-style-name="P1" draw:layer="layout" svg:width="3.5cm" svg:height="2.9cm" svg:x="6.1cm" svg:y="10.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9.6cm" svg:y="10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3.1cm" svg:y="1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2.9cm" svg:y="8.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5cm" svg:height="2.9cm" svg:x="13.2cm" svg:y="5.1cm">
          <text:p text:style-name="P1">8</text:p>
          <draw:enhanced-geometry svg:viewBox="0 0 21600 21600" draw:type="rectangle" draw:enhanced-path="M 0 0 L 21600 0 21600 21600 0 21600 0 0 Z N"/>
        </draw:custom-shape>
        <draw:frame draw:style-name="gr13" draw:layer="layout" svg:width="12.2cm" svg:height="1.95cm" svg:x="5.4cm" svg:y="2cm">
          <draw:text-box>
            <text:p>Concept Grid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2-12-13T17:49:47</meta:creation-date>
    <dc:date>2013-03-28T12:12:15</dc:date>
    <meta:editing-duration>PT19S</meta:editing-duration>
    <meta:editing-cycles>5</meta:editing-cycles>
    <meta:generator>LibreOffice/4.0.1.2$Linux_X86_64 LibreOffice_project/400m0$Build-2</meta:generator>
    <meta:document-statistic meta:object-count="23"/>
  </office:meta>
</office:document-meta>
</file>